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r8" style:family="presentation" style:parent-style-name="Nature_5f_Illustration1-title">
      <style:graphic-properties draw:auto-grow-height="true" fo:min-height="3.506cm"/>
    </style:style>
    <style:style style:name="pr9" style:family="presentation" style:parent-style-name="Nature_5f_Illustration1-subtitle">
      <style:graphic-properties draw:fill-color="#ffffff" draw:auto-grow-height="true" fo:min-height="13.486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ROOT and PyROOT Tutorial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Data analysis for high energy physic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ROOT?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ROOT is a data analysis framework which is developed in the CERN</text:p>
              </text:list-item>
              <text:list-item>
                <text:p>ROOT is used in almost all of the modern particle physics experiemts</text:p>
              </text:list-item>
              <text:list-item>
                <text:p>ROOT is written in C++</text:p>
              </text:list-item>
              <text:list-item>
                <text:p>ROOT can be used in Python using PyR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Javad Ebadi a PhD Candidate in particle physics @ IPM</text:p>
                <text:p/>
              </text:list-item>
              <text:list-item>
                <text:p>I have been working with ROOT for about 2 years</text:p>
                <text:p/>
              </text:list-item>
              <text:list-item>
                <text:p>3 most common programming languages and softwares which I use:</text:p>
                <text:p><text:s/>C++, Python, Mathemat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you will learn in these videos?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You will get familiar with ROOT</text:p>
              </text:list-item>
              <text:list-item>
                <text:p>You will learn how to plot histogram, graphs and <text:s/>add features to them</text:p>
              </text:list-item>
              <text:list-item>
                <text:p>You will learn how to read and write a root file</text:p>
              </text:list-item>
              <text:list-item>
                <text:p>You will learn how to do simple analysis for LHC root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you need to know to start?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I assume that you are familiar with C++ language</text:p>
              </text:list-item>
              <text:list-item>
                <text:p>At least you should know syntax of C, concepts such as class, object, method, inheritance, &lt;vector&gt; and for loops (you don’t need to know them well, only being familiar is enough)</text:p>
              </text:list-item>
              <text:list-item>
                <text:p>For PyROOT, I assume that you are familiar with Python</text:p>
              </text:list-item>
              <text:list-item>
                <text:p>It is good to know Git, but I will used it rarely and only simple command which I will explain during vide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ow to contact me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These videos are not without mistakes so if you have any comments please contact me:</text:p>
              </text:list-item>
              <text:list-item>
                <text:p>Emails:</text:p>
                <text:p>1- <text:a xlink:href="mailto:javad.ebadi.1990@gmail.com" xlink:type="simple">javad.ebadi.1990@gmail.com</text:a></text:p>
                <text:p>2- <text:a xlink:href="mailto:javadebadi@ipm.ir" xlink:type="simple">javadebadi@ipm.ir</text:a></text:p>
                <text:p/>
              </text:list-item>
              <text:list-item>
                <text:p>The codes and other material will be avialable on github:</text:p>
                <text:p><text:a xlink:href="https://github.com/javadebadi/ROOT_Tutorial" xlink:type="simple">https://github.com/javadebadi/ROOT_Tutorial</text:a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9" draw:text-style-name="P3" draw:layer="layout" svg:width="25.199cm" svg:height="13.486cm" svg:x="1.4cm" svg:y="4.914cm" presentation:class="subtitle">
          <draw:text-box>
            <text:list text:style-name="L1">
              <text:list-header>
                <text:p text:style-name="P2">Thank you for watching and Let’s begin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3T16:08:34.938019051</meta:creation-date>
    <meta:editing-duration>PT27M54S</meta:editing-duration>
    <meta:editing-cycles>7</meta:editing-cycles>
    <meta:generator>LibreOffice/6.0.3.2$Linux_X86_64 LibreOffice_project/00m0$Build-2</meta:generator>
    <dc:title>Nature Illustration</dc:title>
    <dc:date>2018-11-23T16:57:16.481265877</dc:date>
    <meta:document-statistic meta:object-count="60"/>
  </office:meta>
</office:document-meta>
</file>